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98in"/>
    </style:style>
    <style:style style:name="co2" style:family="table-column">
      <style:table-column-properties fo:break-before="auto" style:column-width="1.9839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5.6437in"/>
    </style:style>
    <style:style style:name="co5" style:family="table-column">
      <style:table-column-properties fo:break-before="auto" style:column-width="4.66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2.1972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0.8909in" fo:break-before="auto" style:use-optimal-row-height="true"/>
    </style:style>
    <style:style style:name="ro4" style:family="table-row">
      <style:table-row-properties style:row-height="1.938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6319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時間&quot;;&quot;日&quot;)" table:allow-empty-cell="true" table:display-list="unsorted" table:base-cell-address="Sheet4.G1"/>
        <table:content-validation table:name="val2" table:condition="of:cell-content-is-in-list(&quot;企業数&quot;;&quot;学生数&quot;;&quot;None&quot;)" table:allow-empty-cell="true" table:display-list="unsorted" table:base-cell-address="Sheet4.H1"/>
      </table:content-validations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5" office:value-type="string" calcext:value-type="string">
            <text:p>求人情報・会社説明資料を入手したら翻訳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6" office:value-type="string" calcext:value-type="string">
            <text:p>1. 入手方法：</text:p>
            <text:p>[SCP Admin画面]</text:p>
            <text:p>求人票：xseeds Hubイベント→企業→企業名にクリック→求人情報</text:p>
            <text:p>※イベントではなくマスターに入力する企業さんに対して、イベントの求人情報にコピーをして翻訳</text:p>
            <text:p>2. 説明資料アップ方法：</text:p>
            <text:p>[SCP Admin画面]</text:p>
            <text:p>説明資料：xseeds Hubイベント→企業→アップロード資料→翻訳したベトナム語版をアップロード</text:p>
            <text:p>注意点：翻訳〆切：応募開始の前日までに</text:p>
          </table:table-cell>
          <table:table-cell table:style-name="ce26" office:value-type="string" calcext:value-type="string">
            <text:p>・入手</text:p>
            <text:p>・説明資料アップ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企業数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選考ポイントまとめ、翻訳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docs.google.com/spreadsheets/d/1SMZuuNNOuvxZqkls4GoTe1jQIGBBCMNJjIEkSa2gFsg/edit#gid=736168" xlink:type="simple">注意点：選考ポイントはSCPの企業のメモに記載される
URL:  選考ポイント例
https://docs.google.com/spreadsheets/d/1SMZuuNNOuvxZqkls4GoTe1jQIGBBCMNJjIEkSa2gFsg/edit#gid=736168
</text:a></text:p>
          </table:table-cell>
          <table:table-cell table:style-name="ce7" office:value-type="string" calcext:value-type="string">
            <text:p>・共有された選考ポイントを翻訳し、面接練習予約シートに貼る</text:p>
            <text:p>・書類選考の通過結果が出たら選考ポイントを通過学生に共有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SCPでxseeds Hubイベントを作成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scp-admin.sun-asterisk.com/#/job-fairs/63/basic/" xlink:type="simple">注意点：イベントの名前付けルール：20XX年XX月　Sun Asterisk 選考会
参考URL: Admin SCP
https://scp-admin.sun-asterisk.com/#/job-fairs/63/basic/</text:a></text:p>
          </table:table-cell>
          <table:table-cell table:style-name="ce26" office:value-type="string" calcext:value-type="string">
            <text:p>・日程選択を確認</text:p>
            <text:p>・内定誓約書・通知書テンプレートをアップロードを確認</text:p>
            <text:p>・ガイドブック更新を確認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SCPに参加企業登録（初参加企業の場合）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scp-admin.sun-asterisk.com/#/job-fairs/63/basic/" xlink:type="simple">　[SCPAdmin画面]　企業→企業追加
・申込書に基づき有料プラン・スカウト設定
スカウトタブ　→ON
有料の場合：プレミアム　→ON
※期間は申込書の記載を参照
・企業画面からスカウト対象確認
[SCPAdmin画面]　企業→Agent サイト閲覧のみ　
　・該当選考会に追加
[SCPAdmin画面]　
ジョブフェア→該当ジョブフェア→企業→企業追加　
・資料提出期限を設定　（営業チームと相談の上決める）
注意点：スカウト機能設定の際、下記のように注意：
2021年8月末日まで、
無料：2022年8月卒業者まで
有料：対象者は表示されない

2021年9月1日〜2022年2月末まで
無料：2022年8月卒業者まで
有料：2023年8月卒業者まで

2022年3月1日〜2022年8月末日まで
無料：2023年8月卒業者まで
有料：なし

2022年9月1日〜2023年2月末
無料：2023年8月卒業者まで
有料：2024年8月卒業者まで

参考URL: Admin SCP
https://scp-admin.sun-asterisk.com/#/job-fairs/63/basic/</text:a></text:p>
          </table:table-cell>
          <table:table-cell table:style-name="ce26" office:value-type="string" calcext:value-type="string">
            <text:p>・企業追加</text:p>
            <text:p>・該当選考会追加</text:p>
            <text:p>・資料提出期限設定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SCPで企業の担当者アカウントを発行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drive.google.com/file/d/1-AUm3ZkLcvQnqxmK-ifR0FnwNturR8gS/view?usp=sharing" xlink:type="simple">参考URL: 案内メール例
https://drive.google.com/file/d/1-AUm3ZkLcvQnqxmK-ifR0FnwNturR8gS/view?usp=sharing</text:a></text:p>
          </table:table-cell>
          <table:table-cell table:style-name="ce7" office:value-type="string" calcext:value-type="string">
            <text:p>・名前＋メアドは企業に確認</text:p>
            <text:p>・案内メール・メッセージ送付</text:p>
            <text:p>・[SCPAdmin画面] 企業→企業名にクリック→アカウント→アカウント追加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企業との事前打ち合わせに営業担当者と同席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7" office:value-type="string" calcext:value-type="string">
            <text:p><text:span text:style-name="T1">営業担当者と一緒にチェックリストを確認</text:span></text:p>
            <text:p><text:span text:style-name="T1">注意点：実施時間は企業の都合に合わせ</text:span></text:p>
            <text:p><text:span text:style-name="T1">外部通訳の場合、実施無し</text:span></text:p>
            <text:p/>
            <text:p><text:span text:style-name="T1">関連者: 営業担当者と連携</text:span></text:p>
          </table:table-cell>
          <table:table-cell table:style-name="ce7" office:value-type="string" calcext:value-type="string">
            <text:p/>
            <text:p>・企業の要求を確認、日程調整（全体スケジュール及び当日の面接スケジュール）　</text:p>
            <text:p>・通訳との顔合わせ、説明会リハーサル（通訳の日程により別の打ち合わせを設ける場合もある）</text:p>
            <text:p>・書類選考、事前課題有無の確認</text:p>
            <text:p>・SCPの案内</text:p>
            <text:p>・その他確認（求人情報、内定通知書・誓約書の内容、説明会実施方法など）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xseeds Hubフォルダとxseeds Hub板を作成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www.chatwork.com/g/dcydqpsfrxo9qh" xlink:type="simple">概要に情報追記、TC, SJP, 通訳者, xseeds Hub担当者/各大学のリーダーなどの関係者を追加
注意点：営業チームとの定例会で営業担当者から情報を共有してもらう
CWの名前付けルール：20XX年XX月　Sun Asterisk 選考会[int]xseeds Hub 20XX年XX月XX~XX 選考会運営

参考URL: https://www.chatwork.com/g/dcydqpsfrxo9qh</text:a></text:p>
          </table:table-cell>
          <table:table-cell table:style-name="ce7" office:value-type="string" calcext:value-type="string">
            <text:p>・学年度に応じてxseeds Hubフォルダを作成</text:p>
            <text:p>・企業の参加内示が出たらCWにてxseeds Hub板を作成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参加企業の申込書管理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drive.google.com/drive/folders/1lCGagulTEqpNdCR4pkW3IQb56WjHZ6J8" xlink:type="simple">企業担当者からもらった申込書を確認・保存

関連者：営業担当者と連携

参考URL：申込書格納フォルダ
https://drive.google.com/drive/folders/1lCGagulTEqpNdCR4pkW3IQb56WjHZ6J8
・申込書管理ファイル：
https://docs.google.com/spreadsheets/d/1RU_0ENHUewNhxqVJGFD3skTdDUsbxevGYJY56JBaKFc/edit?pli=1#gid=0</text:a></text:p>
          </table:table-cell>
          <table:table-cell table:style-name="ce7" office:value-type="string" calcext:value-type="string">
            <text:p>・管理フォルダにスキャンデータを保存</text:p>
            <text:p>・申込書管理ファイルに情報入力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>
            <text:p>説明会＋面接の通訳手配：社内メンバーの依頼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docs.google.com/spreadsheets/d/1_TYZXD4c5bdxTb1ZNbJ--Dc6DGCmoKXi2ZkYMZLuhlE/edit#gid=0" xlink:type="simple">注意点：基本的には1社に応じて1名の通訳を手配する
関連者：営業担当者と相談した上決める
参考URL：
・通訳者リスト：
https://docs.google.com/spreadsheets/d/1_TYZXD4c5bdxTb1ZNbJ--Dc6DGCmoKXi2ZkYMZLuhlE/edit#gid=0
・通訳向けタスクリスト：
https://docs.google.com/spreadsheets/d/1Fdc4r_1tobwb95BWeKIKjmCBlrj1JHfgiCEF5FJ-sfE/edit#gid=0</text:a></text:p>
          </table:table-cell>
          <table:table-cell table:style-name="ce7" office:value-type="string" calcext:value-type="string">
            <text:p>・xseeds Hub情報共有（日程、資料など）</text:p>
            <text:p/>
            <text:p>・通訳のSCPアカウント発行 (Adminアカウント-ユーザー権限）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説明会＋面接の通訳手配：社内で調整出来ない場合、外部へ委託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docs.google.com/spreadsheets/d/1tkSjOvhjGg-BAlD7Lb5yPUIZRyVb39s0/edit#gid=663214972" xlink:type="simple">注意点：２名以上の通訳を依頼したい場合、追加の1名ずつ5万円を企業さんに請
参考URL：テスト流れ
https://docs.google.com/spreadsheets/d/1tkSjOvhjGg-BAlD7Lb5yPUIZRyVb39s0/edit#gid=663214972</text:a></text:p>
          </table:table-cell>
          <table:table-cell table:style-name="ce7" office:value-type="string" calcext:value-type="string">
            <text:p>・通訳会社へ発注</text:p>
            <text:p>・通訳テストを実施</text:p>
            <text:p>・社内メンバー同様に情報共有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進捗管理ファイル（マスターファイル）作成</text:p>
            <text:p/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5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docs.google.com/spreadsheets/d/1hwJLiXBg2fiukKe1r1pl_nXb5rSglRYvqZhZAvewKXQ/edit#gid=1529418991" xlink:type="simple">全体スケジュールや期限など記載して新しい情報があれば更新（資料提出、企業別担当者名、その他）
xseeds Hub運営板の概要にリンク貼っておく

参考URL：進捗管理ファイル
https://docs.google.com/spreadsheets/d/1hwJLiXBg2fiukKe1r1pl_nXb5rSglRYvqZhZAvewKXQ/edit#gid=1529418991</text:a></text:p>
          </table:table-cell>
          <table:table-cell table:style-name="ce7"/>
          <table:table-cell table:style-name="ce5" office:value-type="float" office:value="0.5" calcext:value-type="float">
            <text:p>0.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xseedsHub情報のキャッチアップ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7" office:value-type="string" calcext:value-type="string">
            <text:p>Xseeds担当者_ALL</text:p>
          </table:table-cell>
          <table:table-cell table:style-name="ce28" office:value-type="string" calcext:value-type="string">
            <text:p>各xseedsHubイベントのCW板に入る</text:p>
          </table:table-cell>
          <table:table-cell table:style-name="ce7"/>
          <table:table-cell table:style-name="ce5" office:value-type="float" office:value="0.25" calcext:value-type="float">
            <text:p>0.2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xseedsHub選考会日程と面接対策日程を共有</text:p>
          </table:table-cell>
          <table:table-cell table:style-name="ce5" office:value-type="string" calcext:value-type="string">
            <text:p>開催日程・参加企業確定</text:p>
          </table:table-cell>
          <table:table-cell table:style-name="ce7" office:value-type="string" calcext:value-type="string">
            <text:p>xseedsHub担当者リーダー</text:p>
          </table:table-cell>
          <table:table-cell table:style-name="ce7" office:value-type="string" calcext:value-type="string">
            <text:p>xseedsHub選考会日程と面接対策日程を共有</text:p>
          </table:table-cell>
          <table:table-cell table:style-name="ce7"/>
          <table:table-cell table:style-name="ce5" office:value-type="float" office:value="0.25" calcext:value-type="float">
            <text:p>0.25</text:p>
          </table:table-cell>
          <table:table-cell table:style-name="ce5" table:content-validation-name="val1" office:value-type="string" calcext:value-type="string">
            <text:p>時間</text:p>
          </table:table-cell>
          <table:table-cell table:style-name="ce5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8">
          <table:table-cell table:style-name="ce4" table:number-columns-spanned="1" table:number-rows-spanned="6"/>
          <table:table-cell table:style-name="ce9" table:number-columns-spanned="1" table:number-rows-spanned="6"/>
          <table:table-cell table:style-name="ce13" table:number-columns-spanned="1" table:number-rows-spanned="6"/>
          <table:table-cell table:style-name="ce4" table:number-columns-spanned="1" table:number-rows-spanned="6"/>
          <table:table-cell table:style-name="ce4" table:number-columns-spanned="1" table:number-rows-spanned="6"/>
          <table:table-cell table:style-name="ce9" table:number-columns-spanned="1" table:number-rows-spanned="6"/>
          <table:table-cell table:style-name="ce9" table:content-validation-name="val1" table:number-columns-spanned="1" table:number-rows-spanned="6"/>
          <table:table-cell table:style-name="ce9" table:content-validation-name="val2" table:number-columns-spanned="1" table:number-rows-spanned="6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 table:number-rows-repeated="3">
          <table:table-cell table:style-name="ce7"/>
          <table:table-cell table:style-name="ce5"/>
          <table:table-cell table:style-name="ce6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3">
          <table:table-cell table:style-name="ce7"/>
          <table:table-cell table:style-name="ce5"/>
          <table:table-cell table:style-name="ce6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2">
          <table:table-cell table:style-name="ce7"/>
          <table:table-cell table:style-name="ce5"/>
          <table:table-cell table:style-name="ce6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5"/>
          <table:table-cell table:style-name="ce6"/>
          <table:table-cell table:style-name="ce29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3">
          <table:table-cell table:style-name="ce7"/>
          <table:table-cell table:style-name="ce5"/>
          <table:table-cell table:style-name="ce6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8">
          <table:table-cell table:style-name="ce4" table:number-columns-spanned="1" table:number-rows-spanned="3"/>
          <table:table-cell table:style-name="ce9" table:number-columns-spanned="1" table:number-rows-spanned="3"/>
          <table:table-cell table:style-name="ce13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9" table:number-columns-spanned="1" table:number-rows-spanned="3"/>
          <table:table-cell table:style-name="ce9" table:content-validation-name="val1" table:number-columns-spanned="1" table:number-rows-spanned="3"/>
          <table:table-cell table:style-name="ce9" table:content-validation-name="val2" table:number-columns-spanned="1" table:number-rows-spanned="3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 table:number-rows-repeated="2"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2">
          <table:table-cell table:style-name="ce7"/>
          <table:table-cell table:style-name="ce22"/>
          <table:table-cell table:style-name="ce6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3">
          <table:table-cell table:style-name="ce7"/>
          <table:table-cell table:style-name="ce22"/>
          <table:table-cell table:style-name="ce6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8">
          <table:table-cell table:style-name="ce8" table:number-columns-spanned="1" table:number-rows-spanned="6"/>
          <table:table-cell table:style-name="ce11" table:number-columns-spanned="1" table:number-rows-spanned="6"/>
          <table:table-cell table:style-name="ce13" table:number-columns-spanned="1" table:number-rows-spanned="6"/>
          <table:table-cell table:style-name="ce4" table:number-columns-spanned="1" table:number-rows-spanned="6"/>
          <table:table-cell table:style-name="ce4" table:number-columns-spanned="1" table:number-rows-spanned="6"/>
          <table:table-cell table:style-name="ce9" table:number-columns-spanned="1" table:number-rows-spanned="6"/>
          <table:table-cell table:style-name="ce9" table:content-validation-name="val1" table:number-columns-spanned="1" table:number-rows-spanned="6"/>
          <table:table-cell table:style-name="ce9" table:content-validation-name="val2" table:number-columns-spanned="1" table:number-rows-spanned="6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 table:number-rows-repeated="2">
          <table:table-cell table:style-name="ce7"/>
          <table:table-cell table:style-name="ce22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5"/>
          <table:table-cell table:style-name="ce7"/>
          <table:table-cell table:style-name="ce29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5"/>
          <table:table-cell table:style-name="ce7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5"/>
          <table:table-cell table:style-name="ce7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2"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8">
          <table:table-cell table:style-name="ce4" table:number-columns-spanned="1" table:number-rows-spanned="2"/>
          <table:table-cell table:style-name="ce9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9" table:number-columns-spanned="1" table:number-rows-spanned="2"/>
          <table:table-cell table:style-name="ce9" table:content-validation-name="val1" table:number-columns-spanned="1" table:number-rows-spanned="2"/>
          <table:table-cell table:style-name="ce9" table:content-validation-name="val2" table:number-columns-spanned="1" table:number-rows-spanned="2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8">
          <table:table-cell table:style-name="ce4" table:number-columns-spanned="1" table:number-rows-spanned="2"/>
          <table:table-cell table:style-name="ce9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9" table:number-columns-spanned="1" table:number-rows-spanned="2"/>
          <table:table-cell table:style-name="ce9" table:content-validation-name="val1" table:number-columns-spanned="1" table:number-rows-spanned="2"/>
          <table:table-cell table:style-name="ce9" table:content-validation-name="val2" table:number-columns-spanned="1" table:number-rows-spanned="2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4" table:number-columns-repeated="2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4" table:number-columns-repeated="2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4" table:number-columns-repeated="2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4" table:number-columns-repeated="2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4" table:number-columns-repeated="2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4" table:number-columns-spanned="1" table:number-rows-spanned="4"/>
          <table:table-cell table:style-name="ce24"/>
          <table:table-cell table:style-name="ce8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9" table:number-columns-spanned="1" table:number-rows-spanned="4"/>
          <table:table-cell table:style-name="ce9" table:content-validation-name="val1" table:number-columns-spanned="1" table:number-rows-spanned="4"/>
          <table:table-cell table:style-name="ce9" table:content-validation-name="val2" table:number-columns-spanned="1" table:number-rows-spanned="4"/>
          <table:table-cell table:number-columns-repeated="1015"/>
        </table:table-row>
        <table:table-row table:style-name="ro10">
          <table:covered-table-cell/>
          <table:table-cell table:style-name="ce24"/>
          <table:covered-table-cell table:number-columns-repeated="6"/>
          <table:table-cell table:number-columns-repeated="1015"/>
        </table:table-row>
        <table:table-row table:style-name="ro10">
          <table:covered-table-cell/>
          <table:table-cell table:style-name="ce24"/>
          <table:covered-table-cell table:number-columns-repeated="6"/>
          <table:table-cell table:number-columns-repeated="1015"/>
        </table:table-row>
        <table:table-row table:style-name="ro10">
          <table:covered-table-cell/>
          <table:table-cell table:style-name="ce24"/>
          <table:covered-table-cell table:number-columns-repeated="6"/>
          <table:table-cell table:number-columns-repeated="1015"/>
        </table:table-row>
        <table:table-row table:style-name="ro10">
          <table:table-cell table:style-name="ce4" table:number-columns-spanned="1" table:number-rows-spanned="2"/>
          <table:table-cell table:style-name="ce24"/>
          <table:table-cell table:style-name="ce8" table:number-columns-spanned="1" table:number-rows-spanned="2"/>
          <table:table-cell table:style-name="ce18" table:number-columns-spanned="1" table:number-rows-spanned="2"/>
          <table:table-cell table:style-name="ce4" table:number-columns-spanned="1" table:number-rows-spanned="2"/>
          <table:table-cell table:style-name="ce9" table:number-columns-spanned="1" table:number-rows-spanned="2"/>
          <table:table-cell table:style-name="ce9" table:content-validation-name="val1" table:number-columns-spanned="1" table:number-rows-spanned="2"/>
          <table:table-cell table:style-name="ce9" table:content-validation-name="val2" table:number-columns-spanned="1" table:number-rows-spanned="2"/>
          <table:table-cell table:number-columns-repeated="1015"/>
        </table:table-row>
        <table:table-row table:style-name="ro10">
          <table:covered-table-cell/>
          <table:table-cell table:style-name="ce24"/>
          <table:covered-table-cell table:number-columns-repeated="6"/>
          <table:table-cell table:number-columns-repeated="1015"/>
        </table:table-row>
        <table:table-row table:style-name="ro10">
          <table:table-cell table:style-name="ce7"/>
          <table:table-cell table:style-name="ce24" table:number-columns-repeated="2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4" table:number-columns-spanned="1" table:number-rows-spanned="2"/>
          <table:table-cell table:style-name="ce24"/>
          <table:table-cell table:style-name="ce8" table:number-columns-spanned="1" table:number-rows-spanned="2"/>
          <table:table-cell table:style-name="ce18" table:number-columns-spanned="1" table:number-rows-spanned="2"/>
          <table:table-cell table:style-name="ce4" table:number-columns-spanned="1" table:number-rows-spanned="2"/>
          <table:table-cell table:style-name="ce9" table:number-columns-spanned="1" table:number-rows-spanned="2"/>
          <table:table-cell table:style-name="ce9" table:content-validation-name="val1" table:number-columns-spanned="1" table:number-rows-spanned="2"/>
          <table:table-cell table:style-name="ce9" table:content-validation-name="val2" table:number-columns-spanned="1" table:number-rows-spanned="2"/>
          <table:table-cell table:number-columns-repeated="1015"/>
        </table:table-row>
        <table:table-row table:style-name="ro10">
          <table:covered-table-cell/>
          <table:table-cell table:style-name="ce24"/>
          <table:covered-table-cell table:number-columns-repeated="6"/>
          <table:table-cell table:number-columns-repeated="1015"/>
        </table:table-row>
        <table:table-row table:style-name="ro10">
          <table:table-cell table:style-name="ce4" table:number-columns-spanned="1" table:number-rows-spanned="2"/>
          <table:table-cell table:style-name="ce24"/>
          <table:table-cell table:style-name="ce8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9" table:number-columns-spanned="1" table:number-rows-spanned="2"/>
          <table:table-cell table:style-name="ce9" table:content-validation-name="val1" table:number-columns-spanned="1" table:number-rows-spanned="2"/>
          <table:table-cell table:style-name="ce9" table:content-validation-name="val2" table:number-columns-spanned="1" table:number-rows-spanned="2"/>
          <table:table-cell table:number-columns-repeated="1015"/>
        </table:table-row>
        <table:table-row table:style-name="ro10">
          <table:covered-table-cell/>
          <table:table-cell table:style-name="ce24"/>
          <table:covered-table-cell table:number-columns-repeated="6"/>
          <table:table-cell table:number-columns-repeated="1015"/>
        </table:table-row>
        <table:table-row table:style-name="ro10">
          <table:table-cell table:style-name="ce7"/>
          <table:table-cell table:style-name="ce24"/>
          <table:table-cell table:style-name="ce22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4" table:number-columns-repeated="2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8">
          <table:table-cell table:style-name="ce4" table:number-columns-spanned="1" table:number-rows-spanned="12"/>
          <table:table-cell table:style-name="ce8" table:number-columns-spanned="1" table:number-rows-spanned="12"/>
          <table:table-cell table:style-name="ce8" table:number-columns-spanned="1" table:number-rows-spanned="12"/>
          <table:table-cell table:style-name="ce18" table:number-columns-spanned="1" table:number-rows-spanned="12"/>
          <table:table-cell table:style-name="ce4" table:number-columns-spanned="1" table:number-rows-spanned="12"/>
          <table:table-cell table:style-name="ce9" table:number-columns-spanned="1" table:number-rows-spanned="12"/>
          <table:table-cell table:style-name="ce9" table:content-validation-name="val1" table:number-columns-spanned="1" table:number-rows-spanned="12"/>
          <table:table-cell table:style-name="ce9" table:content-validation-name="val2" table:number-columns-spanned="1" table:number-rows-spanned="12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8">
          <table:table-cell table:style-name="ce4" table:number-columns-spanned="1" table:number-rows-spanned="11"/>
          <table:table-cell table:style-name="ce8" table:number-columns-spanned="1" table:number-rows-spanned="11"/>
          <table:table-cell table:style-name="ce11" table:number-columns-spanned="1" table:number-rows-spanned="11"/>
          <table:table-cell table:style-name="ce4" table:number-columns-spanned="1" table:number-rows-spanned="11"/>
          <table:table-cell table:style-name="ce4" table:number-columns-spanned="1" table:number-rows-spanned="11"/>
          <table:table-cell table:style-name="ce9" table:number-columns-spanned="1" table:number-rows-spanned="11"/>
          <table:table-cell table:style-name="ce9" table:content-validation-name="val1" table:number-columns-spanned="1" table:number-rows-spanned="11"/>
          <table:table-cell table:style-name="ce9" table:content-validation-name="val2" table:number-columns-spanned="1" table:number-rows-spanned="11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 table:number-rows-repeated="2">
          <table:table-cell table:style-name="ce7"/>
          <table:table-cell table:style-name="ce22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8">
          <table:table-cell table:style-name="ce4" table:number-columns-spanned="1" table:number-rows-spanned="2"/>
          <table:table-cell table:style-name="ce11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9" table:number-columns-spanned="1" table:number-rows-spanned="2"/>
          <table:table-cell table:style-name="ce9" table:content-validation-name="val1" table:number-columns-spanned="1" table:number-rows-spanned="2"/>
          <table:table-cell table:style-name="ce9" table:content-validation-name="val2" table:number-columns-spanned="1" table:number-rows-spanned="2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>
          <table:table-cell table:style-name="ce7"/>
          <table:table-cell table:style-name="ce22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8">
          <table:table-cell table:style-name="ce4" table:number-columns-spanned="1" table:number-rows-spanned="5"/>
          <table:table-cell table:style-name="ce11" table:number-columns-spanned="1" table:number-rows-spanned="5"/>
          <table:table-cell table:style-name="ce4" table:number-columns-spanned="1" table:number-rows-spanned="5"/>
          <table:table-cell table:style-name="ce31" table:number-columns-spanned="1" table:number-rows-spanned="5"/>
          <table:table-cell table:style-name="ce4" table:number-columns-spanned="1" table:number-rows-spanned="5"/>
          <table:table-cell table:style-name="ce9" table:number-columns-spanned="1" table:number-rows-spanned="5"/>
          <table:table-cell table:style-name="ce9" table:content-validation-name="val1" table:number-columns-spanned="1" table:number-rows-spanned="5"/>
          <table:table-cell table:style-name="ce9" table:content-validation-name="val2" table:number-columns-spanned="1" table:number-rows-spanned="5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>
          <table:table-cell table:style-name="ce7"/>
          <table:table-cell table:style-name="ce22"/>
          <table:table-cell table:style-name="ce7" table:number-columns-repeated="3"/>
          <table:table-cell table:style-name="ce9" table:number-columns-spanned="1" table:number-rows-spanned="2"/>
          <table:table-cell table:style-name="ce9" table:content-validation-name="val1" table:number-columns-spanned="1" table:number-rows-spanned="2"/>
          <table:table-cell table:style-name="ce9" table:content-validation-name="val2" table:number-columns-spanned="1" table:number-rows-spanned="2"/>
          <table:table-cell table:number-columns-repeated="1015"/>
        </table:table-row>
        <table:table-row table:style-name="ro10">
          <table:table-cell table:style-name="ce7"/>
          <table:table-cell table:style-name="ce22"/>
          <table:table-cell table:style-name="ce7" table:number-columns-repeated="3"/>
          <table:covered-table-cell table:number-columns-repeated="3"/>
          <table:table-cell table:number-columns-repeated="1015"/>
        </table:table-row>
        <table:table-row table:style-name="ro10">
          <table:table-cell table:style-name="ce7"/>
          <table:table-cell table:style-name="ce22" table:number-columns-repeated="2"/>
          <table:table-cell table:style-name="ce7" table:number-columns-repeated="2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8">
          <table:table-cell table:style-name="ce4" table:number-columns-spanned="1" table:number-rows-spanned="9"/>
          <table:table-cell table:style-name="ce11" table:number-columns-spanned="1" table:number-rows-spanned="9"/>
          <table:table-cell table:style-name="ce4" table:number-columns-spanned="1" table:number-rows-spanned="9"/>
          <table:table-cell table:style-name="ce4" table:number-columns-spanned="1" table:number-rows-spanned="9"/>
          <table:table-cell table:style-name="ce4" table:number-columns-spanned="1" table:number-rows-spanned="9"/>
          <table:table-cell table:style-name="ce9" table:number-columns-spanned="1" table:number-rows-spanned="9"/>
          <table:table-cell table:style-name="ce9" table:content-validation-name="val1" table:number-columns-spanned="1" table:number-rows-spanned="9"/>
          <table:table-cell table:style-name="ce9" table:content-validation-name="val2" table:number-columns-spanned="1" table:number-rows-spanned="9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8">
          <table:table-cell table:style-name="ce4" table:number-columns-spanned="1" table:number-rows-spanned="3"/>
          <table:table-cell table:style-name="ce11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9" table:number-columns-spanned="1" table:number-rows-spanned="3"/>
          <table:table-cell table:style-name="ce9" table:content-validation-name="val1" table:number-columns-spanned="1" table:number-rows-spanned="3"/>
          <table:table-cell table:style-name="ce9" table:content-validation-name="val2" table:number-columns-spanned="1" table:number-rows-spanned="3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>
          <table:table-cell table:style-name="ce7"/>
          <table:table-cell table:style-name="ce22"/>
          <table:table-cell table:style-name="ce7" table:number-columns-repeated="3"/>
          <table:table-cell table:style-name="ce9" table:number-columns-spanned="1" table:number-rows-spanned="5"/>
          <table:table-cell table:style-name="ce9" table:content-validation-name="val1" table:number-columns-spanned="1" table:number-rows-spanned="5"/>
          <table:table-cell table:style-name="ce9" table:content-validation-name="val2" table:number-columns-spanned="1" table:number-rows-spanned="5"/>
          <table:table-cell table:number-columns-repeated="1015"/>
        </table:table-row>
        <table:table-row table:style-name="ro8">
          <table:table-cell table:style-name="ce4" table:number-columns-spanned="1" table:number-rows-spanned="4"/>
          <table:table-cell table:style-name="ce11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covered-table-cell table:number-columns-repeated="3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8"/>
          <table:table-cell table:number-columns-repeated="1015"/>
        </table:table-row>
        <table:table-row table:style-name="ro10" table:number-rows-repeated="2">
          <table:table-cell table:style-name="ce7"/>
          <table:table-cell table:style-name="ce22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2"/>
          <table:table-cell table:style-name="ce7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2"/>
          <table:table-cell table:style-name="ce7"/>
          <table:table-cell table:style-name="ce32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2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3">
          <table:table-cell table:style-name="ce7"/>
          <table:table-cell table:style-name="ce22"/>
          <table:table-cell table:style-name="ce7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2">
          <table:table-cell table:style-name="ce7"/>
          <table:table-cell table:style-name="ce22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>
          <table:table-cell table:style-name="ce7"/>
          <table:table-cell table:style-name="ce22"/>
          <table:table-cell table:style-name="ce7"/>
          <table:table-cell table:style-name="ce27"/>
          <table:table-cell table:style-name="ce7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4">
          <table:table-cell table:style-name="ce7"/>
          <table:table-cell table:style-name="ce22"/>
          <table:table-cell table:style-name="ce7" table:number-columns-repeated="3"/>
          <table:table-cell table:style-name="ce5"/>
          <table:table-cell table:style-name="ce5" table:content-validation-name="val1"/>
          <table:table-cell table:style-name="ce5" table:content-validation-name="val2"/>
          <table:table-cell table:number-columns-repeated="1015"/>
        </table:table-row>
        <table:table-row table:style-name="ro10" table:number-rows-repeated="6">
          <table:table-cell table:style-name="ce7"/>
          <table:table-cell table:style-name="ce22"/>
          <table:table-cell table:style-name="ce7" table:number-columns-repeated="3"/>
          <table:table-cell table:style-name="ce5" table:number-columns-repeated="3"/>
          <table:table-cell table:number-columns-repeated="1015"/>
        </table:table-row>
        <table:table-row table:style-name="ro10" table:number-rows-repeated="844">
          <table:table-cell table:style-name="ce7"/>
          <table:table-cell/>
          <table:table-cell table:style-name="ce7" table:number-columns-repeated="3"/>
          <table:table-cell table:style-name="ce5" table:number-columns-repeated="3"/>
          <table:table-cell table:number-columns-repeated="1015"/>
        </table:table-row>
        <table:table-row table:style-name="ro9" table:number-rows-repeated="1047577">
          <table:table-cell table:number-columns-repeated="1023"/>
        </table:table-row>
        <table:table-row table:style-name="ro1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2:04:18.372339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2:01:54.053637976</meta:creation-date>
    <dc:date>2021-10-20T12:24:48.328371143</dc:date>
    <meta:editing-duration>PT21M19S</meta:editing-duration>
    <meta:editing-cycles>5</meta:editing-cycles>
    <meta:generator>LibreOffice/6.4.7.2$Linux_X86_64 LibreOffice_project/40$Build-2</meta:generator>
    <meta:document-statistic meta:table-count="1" meta:cell-count="101" meta:object-count="0"/>
  </office:meta>
</office:document-meta>
</file>